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break-before="page"/>
      <style:text-properties officeooo:rsid="00094a1e" officeooo:paragraph-rsid="00094a1e"/>
    </style:style>
    <style:style style:name="P3" style:family="paragraph" style:parent-style-name="Heading_20_1">
      <style:paragraph-properties fo:break-before="page"/>
      <style:text-properties officeooo:rsid="000c36a9" officeooo:paragraph-rsid="000c36a9"/>
    </style:style>
    <style:style style:name="P4" style:family="paragraph" style:parent-style-name="Standard">
      <style:paragraph-properties fo:text-align="center" style:justify-single-word="false"/>
      <style:text-properties officeooo:rsid="0007c0f1" officeooo:paragraph-rsid="0007c0f1"/>
    </style:style>
    <style:style style:name="P5" style:family="paragraph" style:parent-style-name="Standard">
      <style:paragraph-properties fo:text-align="start" style:justify-single-word="false"/>
      <style:text-properties officeooo:rsid="0007c0f1" officeooo:paragraph-rsid="0007c0f1"/>
    </style:style>
    <style:style style:name="P6" style:family="paragraph" style:parent-style-name="Standard">
      <style:paragraph-properties fo:text-align="center" style:justify-single-word="false" fo:break-before="page"/>
      <style:text-properties officeooo:rsid="00058bec" officeooo:paragraph-rsid="00058bec"/>
    </style:style>
    <style:style style:name="P7" style:family="paragraph" style:parent-style-name="Subtitle">
      <style:paragraph-properties fo:text-align="center" style:justify-single-word="false"/>
      <style:text-properties officeooo:rsid="000b1f7f" officeooo:paragraph-rsid="000b1f7f"/>
    </style:style>
    <style:style style:name="P8" style:family="paragraph" style:parent-style-name="Text_20_body">
      <style:text-properties officeooo:paragraph-rsid="00094a1e"/>
    </style:style>
    <style:style style:name="P9" style:family="paragraph" style:parent-style-name="Text_20_body">
      <style:text-properties officeooo:rsid="00096a34" officeooo:paragraph-rsid="00096a34"/>
    </style:style>
    <style:style style:name="P10" style:family="paragraph" style:parent-style-name="Text_20_body">
      <style:paragraph-properties fo:text-align="center" style:justify-single-word="false"/>
      <style:text-properties officeooo:rsid="000b1f7f" officeooo:paragraph-rsid="000b1f7f"/>
    </style:style>
    <style:style style:name="P11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12" style:family="paragraph" style:parent-style-name="Text_20_body">
      <style:paragraph-properties fo:text-align="center" style:justify-single-word="false"/>
      <style:text-properties fo:font-size="14pt" officeooo:rsid="000b1f7f" officeooo:paragraph-rsid="000b1f7f" style:font-size-asian="14pt" style:font-size-complex="14pt"/>
    </style:style>
    <style:style style:name="P13" style:family="paragraph" style:parent-style-name="Text_20_body">
      <style:text-properties officeooo:rsid="000e24c0" officeooo:paragraph-rsid="000e24c0"/>
    </style:style>
    <style:style style:name="P14" style:family="paragraph" style:parent-style-name="Title">
      <style:text-properties officeooo:rsid="00096a34" officeooo:paragraph-rsid="00096a34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Rapport: Projet crawler Licence 3</text:p>
      <text:p text:style-name="P9"/>
      <text:p text:style-name="Subtitle">Membres:</text:p>
      <text:p text:style-name="P11">Tristan Faine</text:p>
      <text:p text:style-name="P11">El Harrab Yassine</text:p>
      <text:p text:style-name="P11">Odjrenou Charbelle</text:p>
      <text:p text:style-name="P10"/>
      <text:p text:style-name="P7">Tuteur:</text:p>
      <text:p text:style-name="P12">Francois Rioult</text:p>
      <text:h text:style-name="P3" text:outline-level="1"><text:bookmark-start text:name="__RefHeading___Toc119_927359343"/>Description du projet<text:bookmark-end text:name="__RefHeading___Toc119_927359343"/></text:h>
      <text:p text:style-name="P13">Demande:</text:p>
      <text:p text:style-name="P13"/>
      <text:p text:style-name="P13"/>
      <text:p text:style-name="P13">Efforts:</text:p>
      <text:p text:style-name="P13"/>
      <text:p text:style-name="P13"/>
      <text:p text:style-name="P13"/>
      <text:p text:style-name="P13">Resultat: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des matie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des matieres</text:p>
          </text:index-title>
          <text:p text:style-name="P1"><text:a xlink:type="simple" xlink:href="#__RefHeading___Toc119_927359343" text:style-name="Index_20_Link" text:visited-style-name="Index_20_Link">Description du projet<text:tab/>2</text:a></text:p>
          <text:p text:style-name="P1"><text:a xlink:type="simple" xlink:href="#__RefHeading___Toc107_927359343" text:style-name="Index_20_Link" text:visited-style-name="Index_20_Link">1. Les crawlers<text:tab/>4</text:a></text:p>
          <text:p text:style-name="P1"><text:a xlink:type="simple" xlink:href="#__RefHeading___Toc109_927359343" text:style-name="Index_20_Link" text:visited-style-name="Index_20_Link">2. La telecommande web<text:tab/>5</text:a></text:p>
          <text:p text:style-name="P1"><text:a xlink:type="simple" xlink:href="#__RefHeading___Toc111_927359343" text:style-name="Index_20_Link" text:visited-style-name="Index_20_Link">3. L'API<text:tab/>6</text:a></text:p>
        </text:index-body>
      </text:table-of-content>
      <text:p text:style-name="P4"/>
      <text:p text:style-name="P5"/>
      <text:h text:style-name="P2" text:outline-level="1"><text:bookmark-start text:name="__RefHeading___Toc107_927359343"/>1. Les crawlers<text:bookmark-end text:name="__RefHeading___Toc107_927359343"/></text:h>
      <text:p text:style-name="P8"/>
      <text:p text:style-name="P8"/>
      <text:h text:style-name="P2" text:outline-level="1"><text:bookmark-start text:name="__RefHeading___Toc109_927359343"/>2. La telecommande web<text:bookmark-end text:name="__RefHeading___Toc109_927359343"/></text:h>
      <text:h text:style-name="P2" text:outline-level="1"><text:bookmark-start text:name="__RefHeading___Toc111_927359343"/>3. L'API<text:bookmark-end text:name="__RefHeading___Toc111_927359343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5.2$Linux_X86_64 LibreOffice_project/00$Build-2</meta:generator>
    <dc:date>2021-05-07T12:55:08.157839219</dc:date>
    <meta:editing-duration>PT12M23S</meta:editing-duration>
    <meta:editing-cycles>12</meta:editing-cycles>
    <meta:document-statistic meta:table-count="0" meta:image-count="0" meta:object-count="0" meta:page-count="6" meta:paragraph-count="19" meta:word-count="50" meta:character-count="294" meta:non-whitespace-character-count="263"/>
  </office:meta>
</office:document-meta>
</file>